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Arial3" svg:font-family="Arial, Heveltica"/>
    <style:font-face style:name="Bahnschrift" svg:font-family="Bahnschrift" style:font-family-generic="swiss" style:font-pitch="variable"/>
    <style:font-face style:name="Bahnschrift SemiBold" svg:font-family="'Bahnschrift SemiBold'" style:font-family-generic="swiss" style:font-pitch="variable"/>
    <style:font-face style:name="Caladea" svg:font-family="Caladea" style:font-family-generic="roman" style:font-pitch="variable"/>
    <style:font-face style:name="Candara Light" svg:font-family="'Candara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inherit" svg:font-family="inherit"/>
  </office:font-face-decls>
  <office:automatic-styles>
    <style:style style:name="Táboa1" style:family="table">
      <style:table-properties style:width="16.808cm" table:align="center" fo:background-color="transparent" style:shadow="none" style:may-break-between-rows="true" table:border-model="collapsing">
        <style:background-image/>
      </style:table-properties>
    </style:style>
    <style:style style:name="Táboa1.A" style:family="table-column">
      <style:table-column-properties style:column-width="7.832cm"/>
    </style:style>
    <style:style style:name="Táboa1.B" style:family="table-column">
      <style:table-column-properties style:column-width="8.976cm"/>
    </style:style>
    <style:style style:name="Táboa1.1" style:family="table-row">
      <style:table-row-properties fo:keep-together="auto"/>
    </style:style>
    <style:style style:name="Táboa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áboa1.B1" style:family="table-cell">
      <style:table-cell-properties fo:background-color="transparent" fo:padding="0.097cm" fo:border="0.5pt solid #000000" style:writing-mode="page">
        <style:background-image/>
      </style:table-cell-properties>
    </style:style>
    <style:style style:name="Tábo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1.A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1.B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1.A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1.B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1.A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1.B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1.A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1.B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1.A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1.B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1.A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1.B8"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1.A9"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1.B9"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1.A10"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1.B10"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2" style:family="table">
      <style:table-properties style:width="17cm" table:align="center" fo:background-color="transparent" style:shadow="none" style:may-break-between-rows="true" table:border-model="collapsing">
        <style:background-image/>
      </style:table-properties>
    </style:style>
    <style:style style:name="Táboa2.A" style:family="table-column">
      <style:table-column-properties style:column-width="4.89cm"/>
    </style:style>
    <style:style style:name="Táboa2.B" style:family="table-column">
      <style:table-column-properties style:column-width="12.111cm"/>
    </style:style>
    <style:style style:name="Táboa2.1" style:family="table-row">
      <style:table-row-properties fo:keep-together="auto"/>
    </style:style>
    <style:style style:name="Táboa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áboa2.B1" style:family="table-cell">
      <style:table-cell-properties style:vertical-align="middle" fo:background-color="transparent" fo:padding="0.097cm" fo:border="0.5pt solid #000000" style:writing-mode="page">
        <style:background-image/>
      </style:table-cell-properties>
    </style:style>
    <style:style style:name="Tábo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2.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2.A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2.B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2.A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2.B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2.A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2.B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2.A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2.B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2.A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2.B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2.A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2.B8"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2.A9"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2.B9"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2.A10"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2.B10"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3" style:family="table">
      <style:table-properties style:width="17cm" table:align="center" fo:background-color="transparent" style:shadow="none" style:may-break-between-rows="true" table:border-model="collapsing">
        <style:background-image/>
      </style:table-properties>
    </style:style>
    <style:style style:name="Táboa3.A" style:family="table-column">
      <style:table-column-properties style:column-width="6.701cm"/>
    </style:style>
    <style:style style:name="Táboa3.B" style:family="table-column">
      <style:table-column-properties style:column-width="10.299cm"/>
    </style:style>
    <style:style style:name="Táboa3.1" style:family="table-row">
      <style:table-row-properties fo:keep-together="auto"/>
    </style:style>
    <style:style style:name="Táboa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áboa3.B1" style:family="table-cell">
      <style:table-cell-properties style:vertical-align="middle" fo:background-color="transparent" fo:padding="0.097cm" fo:border="0.5pt solid #000000" style:writing-mode="page">
        <style:background-image/>
      </style:table-cell-properties>
    </style:style>
    <style:style style:name="Táboa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3.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4" style:family="table">
      <style:table-properties style:width="17cm" table:align="center" fo:background-color="transparent" style:shadow="none" style:may-break-between-rows="true" table:border-model="collapsing">
        <style:background-image/>
      </style:table-properties>
    </style:style>
    <style:style style:name="Táboa4.A" style:family="table-column">
      <style:table-column-properties style:column-width="7.232cm"/>
    </style:style>
    <style:style style:name="Táboa4.B" style:family="table-column">
      <style:table-column-properties style:column-width="9.768cm"/>
    </style:style>
    <style:style style:name="Táboa4.1" style:family="table-row">
      <style:table-row-properties fo:keep-together="auto"/>
    </style:style>
    <style:style style:name="Táboa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áboa4.B1" style:family="table-cell">
      <style:table-cell-properties style:vertical-align="middle" fo:background-color="transparent" fo:padding="0.097cm" fo:border="0.5pt solid #000000" style:writing-mode="page">
        <style:background-image/>
      </style:table-cell-properties>
    </style:style>
    <style:style style:name="Táboa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4.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áboa5" style:family="table">
      <style:table-properties style:width="17cm" table:align="center" fo:background-color="transparent" style:shadow="none" style:may-break-between-rows="true" table:border-model="collapsing">
        <style:background-image/>
      </style:table-properties>
    </style:style>
    <style:style style:name="Táboa5.A" style:family="table-column">
      <style:table-column-properties style:column-width="6.611cm"/>
    </style:style>
    <style:style style:name="Táboa5.B" style:family="table-column">
      <style:table-column-properties style:column-width="10.389cm"/>
    </style:style>
    <style:style style:name="Táboa5.1" style:family="table-row">
      <style:table-row-properties fo:keep-together="auto"/>
    </style:style>
    <style:style style:name="Táboa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áboa5.B1" style:family="table-cell">
      <style:table-cell-properties style:vertical-align="middle" fo:background-color="transparent" fo:padding="0.097cm" fo:border="0.5pt solid #000000" style:writing-mode="page">
        <style:background-image/>
      </style:table-cell-properties>
    </style:style>
    <style:style style:name="Tábo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áboa5.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Preformatted_20_Text">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5pt" fo:letter-spacing="normal" fo:language="es" fo:country="ES" fo:font-style="normal" fo:text-shadow="none" style:text-underline-style="none" fo:font-weight="normal" style:font-size-asian="15pt" style:font-style-asian="normal" style:font-weight-asian="normal" style:font-size-complex="15pt" style:font-style-complex="normal" style:font-weight-complex="normal" style:text-overline-style="none" style:text-overline-color="font-color"/>
    </style:style>
    <style:style style:name="P2" style:family="paragraph" style:parent-style-name="Standard">
      <style:paragraph-properties fo:margin-left="0cm" fo:margin-right="0cm" fo:text-align="center" style:justify-single-word="false" fo:orphans="2" fo:widows="2" fo:text-indent="0cm" style:auto-text-indent="false"/>
      <style:text-properties style:font-name="Caladea" fo:font-size="12pt" fo:font-style="italic"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margin-left="0cm" fo:margin-right="0cm" fo:text-align="center" style:justify-single-word="false" fo:orphans="2" fo:widows="2" fo:text-indent="0cm" style:auto-text-indent="false"/>
      <style:text-properties fo:color="#000000" loext:opacity="100%" style:font-name="Candara Light"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margin-left="0cm" fo:margin-right="0cm" fo:text-align="end" style:justify-single-word="false" fo:orphans="2" fo:widows="2" fo:text-indent="0cm" style:auto-text-indent="false"/>
      <style:text-properties fo:color="#000000" loext:opacity="100%" style:font-name="Caladea" fo:font-size="11pt" fo:font-style="italic" fo:font-weight="normal" officeooo:rsid="00226420" officeooo:paragraph-rsid="00226420" style:font-size-asian="11pt" style:font-style-asian="italic" style:font-weight-asian="normal" style:font-size-complex="11pt" style:font-style-complex="italic" style:font-weight-complex="normal"/>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1a17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10d6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2642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10d6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5pt" fo:font-style="normal" fo:text-shadow="none" style:text-underline-style="none" fo:font-weight="normal" style:font-size-asian="15pt" style:font-style-asian="normal" style:font-weight-asian="normal" style:font-size-complex="15pt" style:font-style-complex="normal" style:font-weight-complex="normal" style:text-overline-style="none" style:text-overline-color="font-color"/>
    </style:style>
    <style:style style:name="P12"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erif" fo:font-size="15pt" fo:font-style="normal" fo:text-shadow="none" style:text-underline-style="none" fo:font-weight="normal" style:font-size-asian="15pt" style:font-style-asian="normal" style:font-weight-asian="normal" style:font-size-complex="15pt" style:font-style-complex="normal" style:font-weight-complex="normal" style:text-overline-style="none" style:text-overline-color="font-color"/>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Caladea"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Caladea" fo:font-size="12pt" style:font-size-asian="12pt" style:font-size-complex="12pt"/>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Caladea" fo:font-size="12pt" officeooo:paragraph-rsid="0021a174" style:font-size-asian="12pt" style:font-size-complex="12pt"/>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Caladea"/>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rsid="00210d6d" officeooo:paragraph-rsid="00210d6d"/>
    </style:style>
    <style:style style:name="P19" style:family="paragraph" style:parent-style-name="Text_20_body">
      <style:paragraph-properties fo:margin-left="0cm" fo:margin-right="0cm" fo:text-align="start" style:justify-single-word="false" fo:orphans="2" fo:widows="2" fo:text-indent="0cm" style:auto-text-indent="false"/>
      <style:text-properties fo:color="#000000" loext:opacity="100%" style:font-name="Caladea"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0000" loext:opacity="100%" style:font-name="Caladea" fo:font-size="12pt" fo:font-style="italic" style:font-size-asian="12pt" style:font-style-asian="italic" style:font-size-complex="12pt" style:font-style-complex="italic"/>
    </style:style>
    <style:style style:name="P2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tyle="italic" officeooo:rsid="00210d6d" officeooo:paragraph-rsid="00210d6d" style:font-style-asian="italic" style:font-style-complex="italic"/>
    </style:style>
    <style:style style:name="T1" style:family="text">
      <style:text-properties fo:font-variant="normal" fo:text-transform="none" fo:color="#212529" loext:opacity="100%" fo:letter-spacing="normal"/>
    </style:style>
    <style:style style:name="T2" style:family="text">
      <style:text-properties fo:font-variant="normal" fo:text-transform="none" fo:color="#292a25" loext:opacity="100%" style:font-name="Arial" fo:font-size="7.19999980926514pt" fo:letter-spacing="normal" fo:font-style="normal" fo:font-weight="normal"/>
    </style:style>
    <style:style style:name="T3" style:family="text">
      <style:text-properties fo:font-variant="normal" fo:text-transform="none" fo:color="#292a25" loext:opacity="100%" style:font-name="Arial" fo:font-size="7.19999980926514pt" fo:letter-spacing="normal" fo:font-weight="normal"/>
    </style:style>
    <style:style style:name="T4" style:family="text">
      <style:text-properties fo:font-variant="normal" fo:text-transform="none" fo:color="#292a25" loext:opacity="100%" fo:letter-spacing="normal"/>
    </style:style>
    <style:style style:name="T5" style:family="text">
      <style:text-properties fo:font-variant="normal" fo:text-transform="none" fo:color="#292a25" loext:opacity="100%" fo:letter-spacing="normal" fo:font-style="normal"/>
    </style:style>
    <style:style style:name="T6" style:family="text">
      <style:text-properties fo:font-variant="normal" fo:text-transform="none" fo:color="#292a25" loext:opacity="100%" fo:letter-spacing="normal" fo:font-style="normal" fo:font-weight="normal"/>
    </style:style>
    <style:style style:name="T7" style:family="text">
      <style:text-properties fo:font-variant="normal" fo:text-transform="none" fo:color="#292a25" loext:opacity="100%" fo:letter-spacing="normal" fo:font-style="normal" officeooo:rsid="0021a174"/>
    </style:style>
    <style:style style:name="T8" style:family="text">
      <style:text-properties fo:font-variant="normal" fo:text-transform="none" fo:color="#292a25" loext:opacity="100%" fo:letter-spacing="normal" officeooo:rsid="0021a174"/>
    </style:style>
    <style:style style:name="T9" style:family="text">
      <style:text-properties fo:font-variant="normal" fo:text-transform="none" fo:color="#292a25" loext:opacity="100%" fo:letter-spacing="normal" fo:font-weight="normal"/>
    </style:style>
    <style:style style:name="T10" style:family="text">
      <style:text-properties fo:font-variant="normal" fo:text-transform="none" fo:color="#292a25" loext:opacity="100%" fo:font-size="7.19999980926514pt" fo:letter-spacing="normal" fo:font-style="normal" fo:font-weight="normal"/>
    </style:style>
    <style:style style:name="T11" style:family="text">
      <style:text-properties fo:font-variant="normal" fo:text-transform="none" fo:color="#202124" loext:opacity="100%" style:font-name="Caladea" fo:font-size="16.7999992370605pt" fo:letter-spacing="normal" fo:language="es" fo:country="ES" fo:font-style="normal" fo:font-weight="normal" style:font-weight-asian="normal" style:font-weight-complex="normal"/>
    </style:style>
    <style:style style:name="T12" style:family="text">
      <style:text-properties fo:font-variant="normal" fo:text-transform="none" fo:letter-spacing="normal"/>
    </style:style>
    <style:style style:name="T13" style:family="text">
      <style:text-properties fo:font-variant="normal" fo:text-transform="none" fo:letter-spacing="normal" fo:language="es" fo:country="ES" fo:font-style="normal"/>
    </style:style>
    <style:style style:name="T14" style:family="text">
      <style:text-properties fo:font-variant="normal" fo:text-transform="none" fo:letter-spacing="normal" officeooo:rsid="0021a174"/>
    </style:style>
    <style:style style:name="T15" style:family="text">
      <style:text-properties fo:font-variant="normal" fo:text-transform="none" fo:letter-spacing="normal" fo:font-weight="normal"/>
    </style:style>
    <style:style style:name="T16" style:family="text">
      <style:text-properties fo:color="#8e03a3" loext:opacity="100%" style:font-name="Caladea" fo:font-size="15pt" fo:font-style="italic" fo:font-weight="bold" officeooo:rsid="00210d6d" style:font-size-asian="15pt" style:font-style-asian="italic" style:font-weight-asian="bold" style:font-size-complex="15pt" style:font-style-complex="italic" style:font-weight-complex="bold"/>
    </style:style>
    <style:style style:name="T17" style:family="text">
      <style:text-properties fo:color="#8e03a3" loext:opacity="100%" style:font-name="Caladea" fo:font-size="15pt" fo:font-style="italic" fo:font-weight="normal" style:font-size-asian="15pt" style:font-style-asian="italic" style:font-weight-asian="normal" style:font-size-complex="15pt" style:font-style-complex="italic" style:font-weight-complex="normal"/>
    </style:style>
    <style:style style:name="T18" style:family="text">
      <style:text-properties style:font-name="Caladea" fo:font-weight="normal" style:font-weight-asian="normal" style:font-weight-complex="normal"/>
    </style:style>
    <style:style style:name="T19" style:family="text">
      <style:text-properties style:font-name="Caladea" fo:font-weight="normal" officeooo:rsid="00226420" style:font-weight-asian="normal" style:font-weight-complex="normal"/>
    </style:style>
    <style:style style:name="T20" style:family="text">
      <style:text-properties style:font-name="Caladea" fo:font-size="12pt" fo:font-weight="normal" style:font-size-asian="12pt" style:font-weight-asian="normal" style:font-size-complex="12pt" style:font-weight-complex="normal"/>
    </style:style>
    <style:style style:name="T21" style:family="text">
      <style:text-properties style:font-name="Caladea" fo:font-size="12pt" fo:font-weight="normal" officeooo:rsid="00226420" style:font-size-asian="12pt" style:font-weight-asian="normal" style:font-size-complex="12pt" style:font-weight-complex="normal"/>
    </style:style>
    <style:style style:name="T22" style:family="text">
      <style:text-properties style:font-name="Caladea" fo:font-size="15pt" fo:font-weight="normal" style:font-size-asian="15pt" style:font-weight-asian="normal" style:font-size-complex="15pt" style:font-weight-complex="normal"/>
    </style:style>
    <style:style style:name="T23" style:family="text">
      <style:text-properties style:font-name="Caladea" fo:font-size="15pt" fo:font-weight="normal" officeooo:rsid="00210d6d" style:font-size-asian="15pt" style:font-weight-asian="normal" style:font-size-complex="15pt" style:font-weight-complex="normal"/>
    </style:style>
    <style:style style:name="T24" style:family="text">
      <style:text-properties style:font-name="Caladea" fo:font-size="15pt" fo:font-weight="normal" officeooo:rsid="0021a174" style:font-size-asian="15pt" style:font-weight-asian="normal" style:font-size-complex="15pt" style:font-weight-complex="normal"/>
    </style:style>
    <style:style style:name="T25" style:family="text">
      <style:text-properties style:font-name="Caladea" fo:font-size="15pt" fo:font-weight="normal" officeooo:rsid="00226420" style:font-size-asian="15pt" style:font-weight-asian="normal" style:font-size-complex="15pt" style:font-weight-complex="normal"/>
    </style:style>
    <style:style style:name="T26" style:family="text">
      <style:text-properties style:font-name="Caladea" fo:font-size="15pt" fo:font-style="italic" fo:font-weight="normal" officeooo:rsid="002223af" style:font-size-asian="15pt" style:font-style-asian="italic" style:font-weight-asian="normal" style:font-size-complex="15pt" style:font-style-complex="italic" style:font-weight-complex="normal"/>
    </style:style>
    <style:style style:name="T27" style:family="text">
      <style:text-properties style:font-name="Caladea" fo:font-size="15pt" fo:font-style="italic" fo:font-weight="normal" officeooo:rsid="00226420" style:font-size-asian="15pt" style:font-style-asian="italic" style:font-weight-asian="normal" style:font-size-complex="15pt" style:font-style-complex="italic" style:font-weight-complex="normal"/>
    </style:style>
    <style:style style:name="T28" style:family="text">
      <style:text-properties style:font-name="Caladea" fo:font-size="15pt" fo:font-style="italic" fo:font-weight="normal" officeooo:rsid="00223ec6" style:font-size-asian="15pt" style:font-style-asian="italic" style:font-weight-asian="normal" style:font-size-complex="15pt" style:font-style-complex="italic" style:font-weight-complex="normal"/>
    </style:style>
    <style:style style:name="T29" style:family="text">
      <style:text-properties fo:color="#000000" loext:opacity="100%" style:font-name="Caladea" fo:font-size="12pt" fo:font-style="italic" fo:font-weight="normal" officeooo:rsid="00223ec6" style:font-size-asian="12pt" style:font-style-asian="italic" style:font-weight-asian="normal" style:font-size-complex="12pt" style:font-style-complex="italic" style:font-weight-complex="normal"/>
    </style:style>
    <style:style style:name="T30" style:family="text">
      <style:text-properties fo:color="#000000" loext:opacity="100%" style:font-name="Caladea" fo:font-size="12pt" fo:font-style="italic" fo:font-weight="normal" officeooo:rsid="00226420" style:font-size-asian="12pt" style:font-style-asian="italic" style:font-weight-asian="normal" style:font-size-complex="12pt" style:font-style-complex="italic" style:font-weight-complex="normal"/>
    </style:style>
    <style:style style:name="T31" style:family="text">
      <style:text-properties fo:color="#000000" loext:opacity="100%" style:font-name="Caladea" fo:font-style="italic" fo:font-weight="normal" officeooo:rsid="00223ec6" style:font-style-asian="italic" style:font-weight-asian="normal" style:font-style-complex="italic" style:font-weight-complex="normal"/>
    </style:style>
    <style:style style:name="T32" style:family="text">
      <style:text-properties fo:color="#000000" loext:opacity="100%" style:font-name="Caladea" fo:font-style="italic" fo:font-weight="normal" officeooo:rsid="00226420" style:font-style-asian="italic" style:font-weight-asian="normal" style:font-style-complex="italic" style:font-weight-complex="normal"/>
    </style:style>
    <style:style style:name="T33" style:family="text">
      <style:text-properties fo:color="#530260" loext:opacity="100%" style:font-name="Caladea" fo:font-style="italic" fo:font-weight="bold" style:font-style-asian="italic" style:font-weight-asian="bold" style:font-style-complex="italic" style:font-weight-complex="bold"/>
    </style:style>
    <style:style style:name="T34" style:family="text">
      <style:text-properties fo:color="#530260" loext:opacity="100%" style:font-name="Caladea" fo:font-size="12pt" fo:font-style="italic" fo:font-weight="bold" style:font-size-asian="12pt" style:font-style-asian="italic" style:font-weight-asian="bold" style:font-size-complex="12pt" style:font-style-complex="italic" style:font-weight-complex="bold"/>
    </style:style>
    <style:style style:name="T35" style:family="text">
      <style:text-properties fo:color="#530260" loext:opacity="100%" style:font-name="Caladea" fo:font-size="15pt" fo:font-style="italic" fo:font-weight="bold" style:font-size-asian="15pt" style:font-style-asian="italic" style:font-weight-asian="bold" style:font-size-complex="15pt" style:font-style-complex="italic" style:font-weight-complex="bold"/>
    </style:style>
    <style:style style:name="T36" style:family="text">
      <style:text-properties fo:color="#530260" loext:opacity="100%" style:font-name="Caladea" fo:font-size="15pt" fo:font-style="italic" fo:font-weight="bold" officeooo:rsid="00210d6d" style:font-size-asian="15pt" style:font-style-asian="italic" style:font-weight-asian="bold" style:font-size-complex="15pt" style:font-style-complex="italic" style:font-weight-complex="bold"/>
    </style:style>
    <style:style style:name="T37" style:family="text">
      <style:text-properties fo:color="#530260" loext:opacity="100%" style:font-name="Caladea" fo:font-size="15pt" fo:font-style="italic" fo:font-weight="normal" style:font-size-asian="15pt" style:font-style-asian="italic" style:font-weight-asian="normal" style:font-size-complex="15pt" style:font-style-complex="italic" style:font-weight-complex="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2">Héctor Mascuñana Rodríguez</text:span></text:p>
      <text:p text:style-name="P4"><text:span text:style-name="T12"/></text:p>
      <text:p text:style-name="P3"><text:span text:style-name="T12">Investiga en Internet sobre los superordenadores que existen actualmente en España proporcionando información como su nombre, ubicación, características técnicas (memoria, procesadores, tamaño, potencia medida en FLOPS, etc) y si es posible indica alguno de los usos a los que es destinado.</text:span> </text:p>
      <text:p text:style-name="P2"/>
      <text:p text:style-name="P19"><text:span text:style-name="T12">La Red Española de Supercomputación se inauguró en marzo de 2007, ante la necesidad de aumentar la capacidad de cálculo que da servicio a la comunidad científica. A consecuencia de esta necesidad se procedió a realizar una actualización del supercomputado </text:span><text:span text:style-name="T14">MareNostrum</text:span><text:span text:style-name="T12">, en la cual se sustituyeron los blades JS20 por blades JS21, ambos de IBM, con lo que se duplica su capacidad de cómputo. Los blades sustituidos se utilizaron para crear una estructura distribuida de Supercomputadores en diferentes emplazamientos de la geografía española.</text:span></text:p>
      <text:p text:style-name="P20"><text:span text:style-name="T15">La mitad de dichos blades se utilizó para ampliar Magerit, el supercomputador perteneciente al CeSViMa (UPM). El resto se repartió, a partes iguales, para crear los nodos de las universidades de Cantabria, Málaga, Valencia, Zaragoza y el Instituto de Astrofísica de Canarias (IAC). De esta forma, la RES queda formada por los siguientes supercomputadores:</text:span></text:p>
      <text:p text:style-name="P21"><text:span text:style-name="T3"/></text:p>
      <text:p text:style-name="P18"><text:span text:style-name="T2"/></text:p>
      <text:p text:style-name="P13"><text:span text:style-name="T2"/></text:p>
      <table:table table:name="Táboa1" table:style-name="Táboa1" table:template-name="Default Style">
        <table:table-column table:style-name="Táboa1.A"/>
        <table:table-column table:style-name="Táboa1.B"/>
        <table:table-row table:style-name="Táboa1.1">
          <table:table-cell table:style-name="Táboa1.A1" office:value-type="string">
            <text:p text:style-name="P7"><text:span text:style-name="Strong_20_Emphasis"><text:span text:style-name="T23">Características</text:span></text:span></text:p>
          </table:table-cell>
          <table:table-cell table:style-name="Táboa1.B1" office:value-type="string">
            <text:p text:style-name="P10"><text:span text:style-name="Strong_20_Emphasis"><text:span text:style-name="T36">MareNostrum4</text:span></text:span><text:span text:style-name="Strong_20_Emphasis"><text:span text:style-name="T16"> </text:span></text:span><text:span text:style-name="Strong_20_Emphasis"><text:span text:style-name="T26">en </text:span></text:span><text:span text:style-name="Strong_20_Emphasis"><text:span text:style-name="T27">B</text:span></text:span><text:span text:style-name="Strong_20_Emphasis"><text:span text:style-name="T26">arcelona</text:span></text:span></text:p>
          </table:table-cell>
        </table:table-row>
        <table:table-row table:style-name="Táboa1.1">
          <table:table-cell table:style-name="Táboa1.A2" office:value-type="string">
            <text:p text:style-name="P6"><text:span text:style-name="Strong_20_Emphasis"><text:span text:style-name="T22">% de la máquina destinada a la RES</text:span></text:span></text:p>
          </table:table-cell>
          <table:table-cell table:style-name="Táboa1.B2" office:value-type="string">
            <text:p text:style-name="P11">40%</text:p>
          </table:table-cell>
        </table:table-row>
        <table:table-row table:style-name="Táboa1.1">
          <table:table-cell table:style-name="Táboa1.A3" office:value-type="string">
            <text:p text:style-name="P6"><text:span text:style-name="Strong_20_Emphasis"><text:span text:style-name="T22">Rendimiento máximo</text:span></text:span></text:p>
          </table:table-cell>
          <table:table-cell table:style-name="Táboa1.B3" office:value-type="string">
            <text:p text:style-name="P11">11,1 PFlop/s</text:p>
          </table:table-cell>
        </table:table-row>
        <table:table-row table:style-name="Táboa1.1">
          <table:table-cell table:style-name="Táboa1.A4" office:value-type="string">
            <text:p text:style-name="P6"><text:span text:style-name="Strong_20_Emphasis"><text:span text:style-name="T22">Memoria principal</text:span></text:span></text:p>
          </table:table-cell>
          <table:table-cell table:style-name="Táboa1.B4" office:value-type="string">
            <text:p text:style-name="P11">394 TB</text:p>
          </table:table-cell>
        </table:table-row>
        <table:table-row table:style-name="Táboa1.1">
          <table:table-cell table:style-name="Táboa1.A5" office:value-type="string">
            <text:p text:style-name="P6"><text:span text:style-name="Strong_20_Emphasis"><text:span text:style-name="T22">Número de nodos y cores</text:span></text:span></text:p>
          </table:table-cell>
          <table:table-cell table:style-name="Táboa1.B5" office:value-type="string">
            <text:p text:style-name="P11">3.456 nodos, 48 cores por nodo, total 165.888 cores</text:p>
          </table:table-cell>
        </table:table-row>
        <table:table-row table:style-name="Táboa1.1">
          <table:table-cell table:style-name="Táboa1.A6" office:value-type="string">
            <text:p text:style-name="P6"><text:span text:style-name="Strong_20_Emphasis"><text:span text:style-name="T22">Tipo de CPU</text:span></text:span></text:p>
          </table:table-cell>
          <table:table-cell table:style-name="Táboa1.B6" office:value-type="string">
            <text:p text:style-name="P11">Intel Xeon Platinum 8160 a 2,10GHz y 24 cores</text:p>
          </table:table-cell>
        </table:table-row>
        <table:table-row table:style-name="Táboa1.1">
          <table:table-cell table:style-name="Táboa1.A7" office:value-type="string">
            <text:p text:style-name="P6"><text:span text:style-name="Strong_20_Emphasis"><text:span text:style-name="T22">Rendimiento por core y por nodo</text:span></text:span></text:p>
          </table:table-cell>
          <table:table-cell table:style-name="Táboa1.B7" office:value-type="string">
            <text:p text:style-name="P12">48 GFlop/s por core</text:p>
            <text:p text:style-name="P12">2,3 TFlop/s por nodo</text:p>
          </table:table-cell>
        </table:table-row>
        <table:table-row table:style-name="Táboa1.1">
          <table:table-cell table:style-name="Táboa1.A8" office:value-type="string">
            <text:p text:style-name="P6"><text:span text:style-name="Strong_20_Emphasis"><text:span text:style-name="T22">Almacenamiento de disco</text:span></text:span></text:p>
          </table:table-cell>
          <table:table-cell table:style-name="Táboa1.B8" office:value-type="string">
            <text:p text:style-name="P11">25 PB</text:p>
          </table:table-cell>
        </table:table-row>
        <table:table-row table:style-name="Táboa1.1">
          <table:table-cell table:style-name="Táboa1.A9" office:value-type="string">
            <text:p text:style-name="P6"><text:span text:style-name="Strong_20_Emphasis"><text:span text:style-name="T22">Red de interconexión</text:span></text:span></text:p>
          </table:table-cell>
          <table:table-cell table:style-name="Táboa1.B9" office:value-type="string">
            <text:p text:style-name="P11">Intel Omni-Path</text:p>
          </table:table-cell>
        </table:table-row>
        <table:table-row table:style-name="Táboa1.1">
          <table:table-cell table:style-name="Táboa1.A10" office:value-type="string">
            <text:p text:style-name="P6"><text:span text:style-name="Strong_20_Emphasis"><text:span text:style-name="T22">Sistema operativo</text:span></text:span></text:p>
          </table:table-cell>
          <table:table-cell table:style-name="Táboa1.B10" office:value-type="string">
            <text:p text:style-name="P11">SUSE Linux Enterprise Server 12 SP2</text:p>
          </table:table-cell>
        </table:table-row>
      </table:table>
      <text:p text:style-name="P13"><text:span text:style-name="T2"/></text:p>
      <text:p text:style-name="P13"><text:span text:style-name="T2"/></text:p>
      <text:p text:style-name="P13"><text:span text:style-name="T2"/></text:p>
      <text:p text:style-name="P16"><text:span text:style-name="T6"/></text:p>
      <text:p text:style-name="P15"><text:span text:style-name="T6"/></text:p>
      <text:p text:style-name="P15"><text:span text:style-name="T6"/></text:p>
      <text:p text:style-name="P15"><text:span text:style-name="T6"/></text:p>
      <text:p text:style-name="P17"><text:span text:style-name="T10"/></text:p>
      <text:p text:style-name="P17"><text:span text:style-name="T10"/></text:p>
      <text:p text:style-name="P17"><text:soft-page-break/><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3"><text:span text:style-name="T2"/></text:p>
      <text:p text:style-name="P13"><text:span text:style-name="T2"/></text:p>
      <table:table table:name="Táboa2" table:style-name="Táboa2" table:template-name="Default Style">
        <table:table-column table:style-name="Táboa2.A"/>
        <table:table-column table:style-name="Táboa2.B"/>
        <table:table-row table:style-name="Táboa2.1">
          <table:table-cell table:style-name="Táboa2.A1" office:value-type="string">
            <text:p text:style-name="P5"><text:span text:style-name="Strong_20_Emphasis"><text:span text:style-name="T24">Características</text:span></text:span></text:p>
          </table:table-cell>
          <table:table-cell table:style-name="Táboa2.B1" office:value-type="string">
            <text:p text:style-name="P9"><text:span text:style-name="Strong_20_Emphasis"><text:span text:style-name="T35">Altamira</text:span></text:span><text:span text:style-name="Strong_20_Emphasis"><text:span text:style-name="T17"> </text:span></text:span><text:span text:style-name="Strong_20_Emphasis"><text:span text:style-name="T26">en el ifca</text:span></text:span></text:p>
          </table:table-cell>
        </table:table-row>
        <table:table-row table:style-name="Táboa2.1">
          <table:table-cell table:style-name="Táboa2.A2" office:value-type="string">
            <text:p text:style-name="P6"><text:span text:style-name="Strong_20_Emphasis"><text:span text:style-name="T22">% de la máquina destinada a la RES</text:span></text:span></text:p>
          </table:table-cell>
          <table:table-cell table:style-name="Táboa2.B2" office:value-type="string">
            <text:p text:style-name="P11">26%</text:p>
          </table:table-cell>
        </table:table-row>
        <table:table-row table:style-name="Táboa2.1">
          <table:table-cell table:style-name="Táboa2.A3" office:value-type="string">
            <text:p text:style-name="P6"><text:span text:style-name="Strong_20_Emphasis"><text:span text:style-name="T22">Rendimiento máximo</text:span></text:span></text:p>
          </table:table-cell>
          <table:table-cell table:style-name="Táboa2.B3" office:value-type="string">
            <text:p text:style-name="P11">105 Tflops</text:p>
          </table:table-cell>
        </table:table-row>
        <table:table-row table:style-name="Táboa2.1">
          <table:table-cell table:style-name="Táboa2.A4" office:value-type="string">
            <text:p text:style-name="P6"><text:span text:style-name="Strong_20_Emphasis"><text:span text:style-name="T22">Número de nodos</text:span></text:span></text:p>
          </table:table-cell>
          <table:table-cell table:style-name="Táboa2.B4" office:value-type="string">
            <text:p text:style-name="P11">158</text:p>
          </table:table-cell>
        </table:table-row>
        <table:table-row table:style-name="Táboa2.1">
          <table:table-cell table:style-name="Táboa2.A5" office:value-type="string">
            <text:p text:style-name="P6"><text:span text:style-name="Strong_20_Emphasis"><text:span text:style-name="T22">Características de los nodos principales</text:span></text:span></text:p>
          </table:table-cell>
          <table:table-cell table:style-name="Táboa2.B5" office:value-type="string">
            <text:p text:style-name="P11"><text:bookmark text:name="tw-target-text4"/><text:span text:style-name="T13">Los principales nodos de cómputo son IBM dx360 y tienen dos procesadores Intel Sandybridge E5-2670, cada uno con 8 núcleos que funcionan a 2,6 GHz y un caché de 20 MB, 64 GB de memoria RAM (es decir, 4 GB/núcleo) y 500 GB de disco local.</text:span></text:p>
          </table:table-cell>
        </table:table-row>
        <table:table-row table:style-name="Táboa2.1">
          <table:table-cell table:style-name="Táboa2.A6" office:value-type="string">
            <text:p text:style-name="P6"><text:span text:style-name="Strong_20_Emphasis"><text:span text:style-name="T22">Tipo de CPU</text:span></text:span></text:p>
          </table:table-cell>
          <table:table-cell table:style-name="Táboa2.B6" office:value-type="string">
            <text:p text:style-name="P11">Intel Sandybridge E5-2670 at 2.6GHz</text:p>
          </table:table-cell>
        </table:table-row>
        <table:table-row table:style-name="Táboa2.1">
          <table:table-cell table:style-name="Táboa2.A7" office:value-type="string">
            <text:p text:style-name="P6"><text:span text:style-name="Strong_20_Emphasis"><text:span text:style-name="T22">Número de cores por nodo</text:span></text:span></text:p>
          </table:table-cell>
          <table:table-cell table:style-name="Táboa2.B7" office:value-type="string">
            <text:p text:style-name="P11">16</text:p>
          </table:table-cell>
        </table:table-row>
        <table:table-row table:style-name="Táboa2.1">
          <table:table-cell table:style-name="Táboa2.A8" office:value-type="string">
            <text:p text:style-name="P6"><text:span text:style-name="Strong_20_Emphasis"><text:span text:style-name="T22">Memoria por nodo</text:span></text:span></text:p>
          </table:table-cell>
          <table:table-cell table:style-name="Táboa2.B8" office:value-type="string">
            <text:p text:style-name="P11">64 GB of RAM memory</text:p>
          </table:table-cell>
        </table:table-row>
        <table:table-row table:style-name="Táboa2.1">
          <table:table-cell table:style-name="Táboa2.A9" office:value-type="string">
            <text:p text:style-name="P6"><text:span text:style-name="Strong_20_Emphasis"><text:span text:style-name="T22">GFlops por nodo</text:span></text:span></text:p>
          </table:table-cell>
          <table:table-cell table:style-name="Táboa2.B9" office:value-type="string">
            <text:p text:style-name="P11">332.8 GFLOPS</text:p>
          </table:table-cell>
        </table:table-row>
        <table:table-row table:style-name="Táboa2.1">
          <table:table-cell table:style-name="Táboa2.A10" office:value-type="string">
            <text:p text:style-name="P6"><text:span text:style-name="Strong_20_Emphasis"><text:span text:style-name="T22">Almacenamiento de disco</text:span></text:span></text:p>
          </table:table-cell>
          <table:table-cell table:style-name="Táboa2.B10" office:value-type="string">
            <text:p text:style-name="P1"><text:bookmark text:name="tw-target-text"/>Todos los nodos están conectados a un sistema de almacenamiento global basado en GPFS (Global Parallel File System) proporcionando un total de 2 PB.</text:p>
            <text:p text:style-name="P11"/>
          </table:table-cell>
        </table:table-row>
      </table:table>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oft-page-break/><text:span text:style-name="T2"/></text:p>
      <table:table table:name="Táboa3" table:style-name="Táboa3" table:template-name="Default Style">
        <table:table-column table:style-name="Táboa3.A"/>
        <table:table-column table:style-name="Táboa3.B"/>
        <table:table-row table:style-name="Táboa3.1">
          <table:table-cell table:style-name="Táboa3.A1" office:value-type="string">
            <text:p text:style-name="P8"><text:span text:style-name="Strong_20_Emphasis"><text:span text:style-name="T25">Características</text:span></text:span></text:p>
          </table:table-cell>
          <table:table-cell table:style-name="Táboa3.B1" office:value-type="string">
            <text:p text:style-name="P9"><text:span text:style-name="Strong_20_Emphasis"><text:span text:style-name="T35">Picasso</text:span></text:span><text:span text:style-name="Strong_20_Emphasis"><text:span text:style-name="T37"> </text:span></text:span><text:span text:style-name="Strong_20_Emphasis"><text:span text:style-name="T28">en la universidad de málaga</text:span></text:span></text:p>
          </table:table-cell>
        </table:table-row>
        <table:table-row table:style-name="Táboa3.1">
          <table:table-cell table:style-name="Táboa3.A2" office:value-type="string">
            <text:p text:style-name="P6"><text:span text:style-name="Strong_20_Emphasis"><text:span text:style-name="T22">Fracción de la máquina destinada a la RES</text:span></text:span></text:p>
          </table:table-cell>
          <table:table-cell table:style-name="Táboa3.B2" office:value-type="string">
            <text:p text:style-name="P11">20 %</text:p>
          </table:table-cell>
        </table:table-row>
        <table:table-row table:style-name="Táboa3.1">
          <table:table-cell table:style-name="Táboa3.A2" office:value-type="string">
            <text:p text:style-name="P6"><text:span text:style-name="Strong_20_Emphasis"><text:span text:style-name="T22">Rendimiento máximo</text:span></text:span></text:p>
          </table:table-cell>
          <table:table-cell table:style-name="Táboa3.B2" office:value-type="string">
            <text:p text:style-name="P11">4 PFlop/s</text:p>
          </table:table-cell>
        </table:table-row>
        <table:table-row table:style-name="Táboa3.1">
          <table:table-cell table:style-name="Táboa3.A2" office:value-type="string">
            <text:p text:style-name="P6"><text:span text:style-name="Strong_20_Emphasis"><text:span text:style-name="T22">Memoria principal</text:span></text:span></text:p>
          </table:table-cell>
          <table:table-cell table:style-name="Táboa3.B2" office:value-type="string">
            <text:p text:style-name="P11">156 TB</text:p>
          </table:table-cell>
        </table:table-row>
        <table:table-row table:style-name="Táboa3.1">
          <table:table-cell table:style-name="Táboa3.A2" office:value-type="string">
            <text:p text:style-name="P6"><text:span text:style-name="Strong_20_Emphasis"><text:span text:style-name="T22">Número de nodos</text:span></text:span></text:p>
          </table:table-cell>
          <table:table-cell table:style-name="Táboa3.B2" office:value-type="string">
            <text:p text:style-name="P11">310</text:p>
          </table:table-cell>
        </table:table-row>
        <table:table-row table:style-name="Táboa3.1">
          <table:table-cell table:style-name="Táboa3.A2" office:value-type="string">
            <text:p text:style-name="P6"><text:span text:style-name="Strong_20_Emphasis"><text:span text:style-name="T22">Tipo de CPU</text:span></text:span></text:p>
          </table:table-cell>
          <table:table-cell table:style-name="Táboa3.B2" office:value-type="string">
            <text:p text:style-name="P12">Intel Xeon Gold 6230R, de 26 cores cada uno, a 2.1GHz<text:line-break/>AMD EPYC 7H12, de 64 cores cada uno, a 2.6 GHz</text:p>
          </table:table-cell>
        </table:table-row>
        <table:table-row table:style-name="Táboa3.1">
          <table:table-cell table:style-name="Táboa3.A2" office:value-type="string">
            <text:p text:style-name="P6"><text:span text:style-name="Strong_20_Emphasis"><text:span text:style-name="T22">Otras características</text:span></text:span></text:p>
          </table:table-cell>
          <table:table-cell table:style-name="Táboa3.B2" office:value-type="string">
            <text:p text:style-name="P11">4 nodos nvidia DGX con 8 gpus A100 cada uno</text:p>
          </table:table-cell>
        </table:table-row>
        <table:table-row table:style-name="Táboa3.1">
          <table:table-cell table:style-name="Táboa3.A2" office:value-type="string">
            <text:p text:style-name="P6"><text:span text:style-name="Strong_20_Emphasis"><text:span text:style-name="T22">Almacenamiento de disco</text:span></text:span></text:p>
          </table:table-cell>
          <table:table-cell table:style-name="Táboa3.B2" office:value-type="string">
            <text:p text:style-name="P11">881 TB netos</text:p>
          </table:table-cell>
        </table:table-row>
        <table:table-row table:style-name="Táboa3.1">
          <table:table-cell table:style-name="Táboa3.A2" office:value-type="string">
            <text:p text:style-name="P6"><text:span text:style-name="Strong_20_Emphasis"><text:span text:style-name="T18">Sistema operativo</text:span></text:span></text:p>
          </table:table-cell>
          <table:table-cell table:style-name="Táboa3.B2" office:value-type="string">
            <text:p text:style-name="P6">openSuse 15.3</text:p>
          </table:table-cell>
        </table:table-row>
      </table:table>
      <text:p text:style-name="P13"><text:span text:style-name="T2"/></text:p>
      <text:p text:style-name="P13"><text:span text:style-name="T2"/></text:p>
      <table:table table:name="Táboa4" table:style-name="Táboa4" table:template-name="Default Style">
        <table:table-column table:style-name="Táboa4.A"/>
        <table:table-column table:style-name="Táboa4.B"/>
        <table:table-row table:style-name="Táboa4.1">
          <table:table-cell table:style-name="Táboa4.A1" office:value-type="string">
            <text:p text:style-name="P8"><text:span text:style-name="Strong_20_Emphasis"><text:span text:style-name="T25">Características</text:span></text:span></text:p>
          </table:table-cell>
          <table:table-cell table:style-name="Táboa4.B1" office:value-type="string">
            <text:p text:style-name="P9"><text:span text:style-name="Strong_20_Emphasis"><text:span text:style-name="T35">Tirant </text:span></text:span><text:span text:style-name="Strong_20_Emphasis"><text:span text:style-name="T28">en la Universidad de Valencia</text:span></text:span></text:p>
          </table:table-cell>
        </table:table-row>
        <table:table-row table:style-name="Táboa4.1">
          <table:table-cell table:style-name="Táboa4.A2" office:value-type="string">
            <text:p text:style-name="P6"><text:span text:style-name="Strong_20_Emphasis"><text:span text:style-name="T22">% de la máquina destinada a la RES</text:span></text:span></text:p>
          </table:table-cell>
          <table:table-cell table:style-name="Táboa4.B2" office:value-type="string">
            <text:p text:style-name="P11">50</text:p>
          </table:table-cell>
        </table:table-row>
        <table:table-row table:style-name="Táboa4.1">
          <table:table-cell table:style-name="Táboa4.A2" office:value-type="string">
            <text:p text:style-name="P6"><text:span text:style-name="Strong_20_Emphasis"><text:span text:style-name="T22">Rendimiento máximo</text:span></text:span></text:p>
          </table:table-cell>
          <table:table-cell table:style-name="Táboa4.B2" office:value-type="string">
            <text:p text:style-name="P11">111,8 TFLOPS</text:p>
          </table:table-cell>
        </table:table-row>
        <table:table-row table:style-name="Táboa4.1">
          <table:table-cell table:style-name="Táboa4.A2" office:value-type="string">
            <text:p text:style-name="P6"><text:span text:style-name="Strong_20_Emphasis"><text:span text:style-name="T22">Memoria principal</text:span></text:span></text:p>
          </table:table-cell>
          <table:table-cell table:style-name="Táboa4.B2" office:value-type="string">
            <text:p text:style-name="P11">10 TB</text:p>
          </table:table-cell>
        </table:table-row>
        <table:table-row table:style-name="Táboa4.1">
          <table:table-cell table:style-name="Táboa4.A2" office:value-type="string">
            <text:p text:style-name="P6"><text:span text:style-name="Strong_20_Emphasis"><text:span text:style-name="T22">Número de nodos</text:span></text:span></text:p>
          </table:table-cell>
          <table:table-cell table:style-name="Táboa4.B2" office:value-type="string">
            <text:p text:style-name="P11">336</text:p>
          </table:table-cell>
        </table:table-row>
        <table:table-row table:style-name="Táboa4.1">
          <table:table-cell table:style-name="Táboa4.A2" office:value-type="string">
            <text:p text:style-name="P6"><text:span text:style-name="Strong_20_Emphasis"><text:span text:style-name="T22">Características de los nodos principales</text:span></text:span></text:p>
          </table:table-cell>
          <table:table-cell table:style-name="Táboa4.B2" office:value-type="string">
            <text:p text:style-name="P11">iDataPlex dx360m4, 2 procesadores, 32 GB RAM DDR3</text:p>
          </table:table-cell>
        </table:table-row>
        <table:table-row table:style-name="Táboa4.1">
          <table:table-cell table:style-name="Táboa4.A2" office:value-type="string">
            <text:p text:style-name="P6"><text:span text:style-name="Strong_20_Emphasis"><text:span text:style-name="T22">Tipo de CPU</text:span></text:span></text:p>
          </table:table-cell>
          <table:table-cell table:style-name="Táboa4.B2" office:value-type="string">
            <text:p text:style-name="P12">Intel Xeon SandyBridge E5-2670 a 2,6 Ghz</text:p>
          </table:table-cell>
        </table:table-row>
        <table:table-row table:style-name="Táboa4.1">
          <table:table-cell table:style-name="Táboa4.A2" office:value-type="string">
            <text:p text:style-name="P6"><text:span text:style-name="Strong_20_Emphasis"><text:span text:style-name="T22">Número de cores por nodo</text:span></text:span></text:p>
          </table:table-cell>
          <table:table-cell table:style-name="Táboa4.B2" office:value-type="string">
            <text:p text:style-name="P11">16</text:p>
          </table:table-cell>
        </table:table-row>
        <table:table-row table:style-name="Táboa4.1">
          <table:table-cell table:style-name="Táboa4.A2" office:value-type="string">
            <text:p text:style-name="P6"><text:span text:style-name="Strong_20_Emphasis"><text:span text:style-name="T22">Número de cores total</text:span></text:span></text:p>
          </table:table-cell>
          <table:table-cell table:style-name="Táboa4.B2" office:value-type="string">
            <text:p text:style-name="P11">5376</text:p>
          </table:table-cell>
        </table:table-row>
        <table:table-row table:style-name="Táboa4.1">
          <table:table-cell table:style-name="Táboa4.A2" office:value-type="string">
            <text:p text:style-name="P6"><text:span text:style-name="Strong_20_Emphasis"><text:span text:style-name="T22">GFlops por core</text:span></text:span></text:p>
          </table:table-cell>
          <table:table-cell table:style-name="Táboa4.B2" office:value-type="string">
            <text:p text:style-name="P11">20,8</text:p>
          </table:table-cell>
        </table:table-row>
        <table:table-row table:style-name="Táboa4.1">
          <table:table-cell table:style-name="Táboa4.A2" office:value-type="string">
            <text:p text:style-name="P6"><text:span text:style-name="Strong_20_Emphasis"><text:span text:style-name="T22">Red de interconexión</text:span></text:span></text:p>
          </table:table-cell>
          <table:table-cell table:style-name="Táboa4.B2" office:value-type="string">
            <text:p text:style-name="P11">Infiniband FDR10, 40 Gbps</text:p>
          </table:table-cell>
        </table:table-row>
        <table:table-row table:style-name="Táboa4.1">
          <table:table-cell table:style-name="Táboa4.A2" office:value-type="string">
            <text:p text:style-name="P6"><text:span text:style-name="Strong_20_Emphasis"><text:span text:style-name="T22">Sistema operativo</text:span></text:span></text:p>
          </table:table-cell>
          <table:table-cell table:style-name="Táboa4.B2" office:value-type="string">
            <text:p text:style-name="P11">OpenSuSE Leap 42.3</text:p>
          </table:table-cell>
        </table:table-row>
      </table:table>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oft-page-break/><text:span text:style-name="T2"/></text:p>
      <table:table table:name="Táboa5" table:style-name="Táboa5" table:template-name="Default Style">
        <table:table-column table:style-name="Táboa5.A"/>
        <table:table-column table:style-name="Táboa5.B"/>
        <table:table-row table:style-name="Táboa5.1">
          <table:table-cell table:style-name="Táboa5.A1" office:value-type="string">
            <text:p text:style-name="P8"><text:span text:style-name="Strong_20_Emphasis"><text:span text:style-name="T25">Características</text:span></text:span></text:p>
          </table:table-cell>
          <table:table-cell table:style-name="Táboa5.B1" office:value-type="string">
            <text:p text:style-name="P9"><text:span text:style-name="Strong_20_Emphasis"><text:span text:style-name="T35">Caesaraugusta </text:span></text:span><text:span text:style-name="Strong_20_Emphasis"><text:span text:style-name="T27">en la Universidad de Zaragoza</text:span></text:span></text:p>
          </table:table-cell>
        </table:table-row>
        <table:table-row table:style-name="Táboa5.1">
          <table:table-cell table:style-name="Táboa5.A2" office:value-type="string">
            <text:p text:style-name="P6"><text:span text:style-name="Strong_20_Emphasis"><text:span text:style-name="T22">% de la máquina destinada a la RES</text:span></text:span></text:p>
          </table:table-cell>
          <table:table-cell table:style-name="Táboa5.B2" office:value-type="string">
            <text:p text:style-name="P11">25 %</text:p>
          </table:table-cell>
        </table:table-row>
        <table:table-row table:style-name="Táboa5.1">
          <table:table-cell table:style-name="Táboa5.A2" office:value-type="string">
            <text:p text:style-name="P6"><text:span text:style-name="Strong_20_Emphasis"><text:span text:style-name="T22">Rendimiento máximo</text:span></text:span></text:p>
          </table:table-cell>
          <table:table-cell table:style-name="Táboa5.B2" office:value-type="string">
            <text:p text:style-name="P11">80 TFLOPS</text:p>
          </table:table-cell>
        </table:table-row>
        <table:table-row table:style-name="Táboa5.1">
          <table:table-cell table:style-name="Táboa5.A2" office:value-type="string">
            <text:p text:style-name="P6"><text:span text:style-name="Strong_20_Emphasis"><text:span text:style-name="T22">Memoria principal</text:span></text:span></text:p>
          </table:table-cell>
          <table:table-cell table:style-name="Táboa5.B2" office:value-type="string">
            <text:p text:style-name="P11">5.31 TB</text:p>
          </table:table-cell>
        </table:table-row>
        <table:table-row table:style-name="Táboa5.1">
          <table:table-cell table:style-name="Táboa5.A2" office:value-type="string">
            <text:p text:style-name="P6"><text:span text:style-name="Strong_20_Emphasis"><text:span text:style-name="T22">Número de nodos</text:span></text:span></text:p>
          </table:table-cell>
          <table:table-cell table:style-name="Táboa5.B2" office:value-type="string">
            <text:p text:style-name="P11">85 (79 nodos generales + 4 nodos GPU + 1 nodo MIC + 1 nodo FAT)</text:p>
          </table:table-cell>
        </table:table-row>
        <table:table-row table:style-name="Táboa5.1">
          <table:table-cell table:style-name="Táboa5.A2" office:value-type="string">
            <text:p text:style-name="P6"><text:span text:style-name="Strong_20_Emphasis"><text:span text:style-name="T22">Características de los nodos principales</text:span></text:span></text:p>
          </table:table-cell>
          <table:table-cell table:style-name="Táboa5.B2" office:value-type="string">
            <text:p text:style-name="P12">2 CPUs Intel Xeon E5-2680v3 2.5GHz.</text:p>
            <text:p text:style-name="P12">64 GB RAM por nodo.</text:p>
            <text:p text:style-name="P12">180 GB SSD por nodo.</text:p>
          </table:table-cell>
        </table:table-row>
        <table:table-row table:style-name="Táboa5.1">
          <table:table-cell table:style-name="Táboa5.A2" office:value-type="string">
            <text:p text:style-name="P6"><text:span text:style-name="Strong_20_Emphasis"><text:span text:style-name="T22">Tipo de CPU</text:span></text:span></text:p>
          </table:table-cell>
          <table:table-cell table:style-name="Táboa5.B2" office:value-type="string">
            <text:p text:style-name="P11">Intel Xeon E5-2680v3 2.5GHz</text:p>
          </table:table-cell>
        </table:table-row>
        <table:table-row table:style-name="Táboa5.1">
          <table:table-cell table:style-name="Táboa5.A2" office:value-type="string">
            <text:p text:style-name="P6"><text:span text:style-name="Strong_20_Emphasis"><text:span text:style-name="T22">Número de cores por nodo</text:span></text:span></text:p>
          </table:table-cell>
          <table:table-cell table:style-name="Táboa5.B2" office:value-type="string">
            <text:p text:style-name="P11">2 CPUs (24 cores)</text:p>
          </table:table-cell>
        </table:table-row>
        <table:table-row table:style-name="Táboa5.1">
          <table:table-cell table:style-name="Táboa5.A2" office:value-type="string">
            <text:p text:style-name="P6"><text:span text:style-name="Strong_20_Emphasis"><text:span text:style-name="T22">GFlops por core</text:span></text:span></text:p>
          </table:table-cell>
          <table:table-cell table:style-name="Táboa5.B2" office:value-type="string">
            <text:p text:style-name="P11">40 GFLOPS/core (960 GFLOPS/nodo)</text:p>
          </table:table-cell>
        </table:table-row>
        <table:table-row table:style-name="Táboa5.1">
          <table:table-cell table:style-name="Táboa5.A2" office:value-type="string">
            <text:p text:style-name="P6"><text:span text:style-name="Strong_20_Emphasis"><text:span text:style-name="T22">Almacenamiento de disco</text:span></text:span></text:p>
          </table:table-cell>
          <table:table-cell table:style-name="Táboa5.B2" office:value-type="string">
            <text:p text:style-name="P11">219 TB</text:p>
          </table:table-cell>
        </table:table-row>
        <table:table-row table:style-name="Táboa5.1">
          <table:table-cell table:style-name="Táboa5.A2" office:value-type="string">
            <text:p text:style-name="P6"><text:span text:style-name="Strong_20_Emphasis"><text:span text:style-name="T22">Sistema operativo</text:span></text:span></text:p>
          </table:table-cell>
          <table:table-cell table:style-name="Táboa5.B2" office:value-type="string">
            <text:p text:style-name="P11">Scientific Linux 6.6</text:p>
          </table:table-cell>
        </table:table-row>
      </table:table>
      <text:p text:style-name="P13"><text:span text:style-name="T2"/></text:p>
      <text:p text:style-name="P13"><text:span text:style-name="T2"/></text:p>
      <text:p text:style-name="P13"><text:span text:style-name="T2"/></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Arial3" svg:font-family="Arial, Heveltica"/>
    <style:font-face style:name="Bahnschrift" svg:font-family="Bahnschrift" style:font-family-generic="swiss" style:font-pitch="variable"/>
    <style:font-face style:name="Bahnschrift SemiBold" svg:font-family="'Bahnschrift SemiBold'" style:font-family-generic="swiss" style:font-pitch="variable"/>
    <style:font-face style:name="Caladea" svg:font-family="Caladea" style:font-family-generic="roman" style:font-pitch="variable"/>
    <style:font-face style:name="Candara Light" svg:font-family="'Candara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l"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6T18:30:39.499000000</meta:creation-date>
    <dc:date>2022-11-16T19:55:42.294000000</dc:date>
    <meta:editing-duration>PT47S</meta:editing-duration>
    <meta:editing-cycles>1</meta:editing-cycles>
    <meta:document-statistic meta:table-count="5" meta:image-count="0" meta:object-count="0" meta:page-count="4" meta:paragraph-count="111" meta:word-count="639" meta:character-count="3737" meta:non-whitespace-character-count="3208"/>
    <meta:generator>LibreOffice/7.3.4.2$Windows_X86_64 LibreOffice_project/728fec16bd5f605073805c3c9e7c4212a0120dc5</meta:generator>
  </office:meta>
</office:document-meta>
</file>